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778" officeooo:paragraph-rsid="000337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+------------------------------+------------+</text:p>
      <text:p text:style-name="Standard">| <text:s text:c="10"/>Modules <text:s text:c="11"/>| Parameters |</text:p>
      <text:p text:style-name="Standard">+------------------------------+------------+</text:p>
      <text:p text:style-name="Standard">| <text:s text:c="3"/>speaker1.weight_ih_l0 <text:s text:c="4"/>| <text:s text:c="2"/>270000 <text:s text:c="2"/>|</text:p>
      <text:p text:style-name="Standard">| <text:s text:c="3"/>speaker1.weight_hh_l0 <text:s text:c="4"/>| <text:s text:c="2"/>270000 <text:s text:c="2"/>|</text:p>
      <text:p text:style-name="Standard">| <text:s text:c="4"/>speaker1.bias_ih_l0 <text:s text:c="5"/>| <text:s text:c="3"/>900 <text:s text:c="4"/>|</text:p>
      <text:p text:style-name="Standard">| <text:s text:c="4"/>speaker1.bias_hh_l0 <text:s text:c="5"/>| <text:s text:c="3"/>900 <text:s text:c="4"/>|</text:p>
      <text:p text:style-name="Standard">| <text:s text:c="3"/>speaker2.weight_ih_l0 <text:s text:c="4"/>| <text:s text:c="2"/>270000 <text:s text:c="2"/>|</text:p>
      <text:p text:style-name="Standard">| <text:s text:c="3"/>speaker2.weight_hh_l0 <text:s text:c="4"/>| <text:s text:c="2"/>270000 <text:s text:c="2"/>|</text:p>
      <text:p text:style-name="Standard">| <text:s text:c="4"/>speaker2.bias_ih_l0 <text:s text:c="5"/>| <text:s text:c="3"/>900 <text:s text:c="4"/>|</text:p>
      <text:p text:style-name="Standard">| <text:s text:c="4"/>speaker2.bias_hh_l0 <text:s text:c="5"/>| <text:s text:c="3"/>900 <text:s text:c="4"/>|</text:p>
      <text:p text:style-name="Standard">| context_encoder.weight_ih_l0 | <text:s text:c="2"/>270000 <text:s text:c="2"/>|</text:p>
      <text:p text:style-name="Standard">| context_encoder.weight_hh_l0 | <text:s text:c="2"/>270000 <text:s text:c="2"/>|</text:p>
      <text:p text:style-name="Standard">| <text:s/>context_encoder.bias_ih_l0 <text:s/>| <text:s text:c="3"/>900 <text:s text:c="4"/>|</text:p>
      <text:p text:style-name="Standard">| <text:s/>context_encoder.bias_hh_l0 <text:s/>| <text:s text:c="3"/>900 <text:s text:c="4"/>|</text:p>
      <text:p text:style-name="Standard">| <text:s text:c="7"/>linear1.weight <text:s text:c="7"/>| <text:s text:c="3"/>2100 <text:s text:c="3"/>|</text:p>
      <text:p text:style-name="Standard">| <text:s text:c="8"/>linear1.bias <text:s text:c="8"/>| <text:s text:c="4"/>7 <text:s text:c="5"/>|</text:p>
      <text:p text:style-name="Standard">| <text:s text:c="7"/>linear2.weight <text:s text:c="7"/>| <text:s text:c="3"/>2100 <text:s text:c="3"/>|</text:p>
      <text:p text:style-name="Standard">| <text:s text:c="8"/>linear2.bias <text:s text:c="8"/>| <text:s text:c="4"/>7 <text:s text:c="5"/>|</text:p>
      <text:p text:style-name="Standard">| <text:s text:c="8"/>word1.weight <text:s text:c="8"/>| <text:s text:c="2"/>90000 <text:s text:c="3"/>|</text:p>
      <text:p text:style-name="Standard">| <text:s text:c="9"/>word1.bias <text:s text:c="9"/>| <text:s text:c="3"/>300 <text:s text:c="4"/>|</text:p>
      <text:p text:style-name="Standard">| <text:s text:c="6"/>context1.weight <text:s text:c="7"/>| <text:s text:c="3"/>300 <text:s text:c="4"/>|</text:p>
      <text:p text:style-name="Standard">| <text:s text:c="8"/>word2.weight <text:s text:c="8"/>| <text:s text:c="2"/>90000 <text:s text:c="3"/>|</text:p>
      <text:p text:style-name="Standard">| <text:s text:c="9"/>word2.bias <text:s text:c="9"/>| <text:s text:c="3"/>300 <text:s text:c="4"/>|</text:p>
      <text:p text:style-name="Standard">| <text:s text:c="6"/>context2.weight <text:s text:c="7"/>| <text:s text:c="3"/>300 <text:s text:c="4"/>|</text:p>
      <text:p text:style-name="Standard">+------------------------------+------------+</text:p>
      <text:p text:style-name="Standard">Total Trainable Params: 1810814</text:p>
      <text:p text:style-name="Standard"/>
      <text:p text:style-name="P1"><text:s/>epoch <text:s text:c="9"/>: 1</text:p>
      <text:p text:style-name="P1"><text:s text:c="4"/>loss <text:s text:c="10"/>: 0.5150281152614152</text:p>
      <text:p text:style-name="P1"><text:s text:c="4"/>accuracy <text:s text:c="6"/>: 0.837643111733284</text:p>
      <text:p text:style-name="P1"><text:s text:c="4"/>precision_0 <text:s text:c="3"/>: 0.8480155317828937</text:p>
      <text:p text:style-name="P1"><text:s text:c="4"/>precision_1 <text:s text:c="3"/>: 0.2222222222222222</text:p>
      <text:p text:style-name="P1"><text:s text:c="4"/>precision_2 <text:s text:c="3"/>: 0.15384615384615385</text:p>
      <text:p text:style-name="P1"><text:s text:c="4"/>precision_3 <text:s text:c="3"/>: 0.0</text:p>
      <text:p text:style-name="P1"><text:s text:c="4"/>precision_4 <text:s text:c="3"/>: 0.5755645557191952</text:p>
      <text:p text:style-name="P1"><text:s text:c="4"/>precision_5 <text:s text:c="3"/>: 0.24074074074074073</text:p>
      <text:p text:style-name="P1"><text:s text:c="4"/>precision_6 <text:s text:c="3"/>: 0.5520282186948854</text:p>
      <text:p text:style-name="P1"><text:s text:c="4"/>recall_0 <text:s text:c="6"/>: 0.9261423585821511</text:p>
      <text:p text:style-name="P1"><text:s text:c="4"/>recall_1 <text:s text:c="6"/>: 0.16666666666666666</text:p>
      <text:p text:style-name="P1"><text:s text:c="4"/>recall_2 <text:s text:c="6"/>: 0.10256410256410256</text:p>
      <text:p text:style-name="P1"><text:s text:c="4"/>recall_3 <text:s text:c="6"/>: 0.0</text:p>
      <text:p text:style-name="P1"><text:s text:c="4"/>recall_4 <text:s text:c="6"/>: 0.4392335862203961</text:p>
      <text:p text:style-name="P1"><text:s text:c="4"/>recall_5 <text:s text:c="6"/>: 0.2175925925925926</text:p>
      <text:p text:style-name="P1"><text:s text:c="4"/>recall_6 <text:s text:c="6"/>: 0.4657064471879287</text:p>
      <text:p text:style-name="P1"><text:s text:c="4"/>f1_0 <text:s text:c="10"/>: 0.8720635299235527</text:p>
      <text:p text:style-name="P1"><text:s text:c="4"/>f1_1 <text:s text:c="10"/>: 0.18518518518518517</text:p>
      <text:p text:style-name="P1"><text:s text:c="4"/>f1_2 <text:s text:c="10"/>: 0.11538461538461539</text:p>
      <text:p text:style-name="P1"><text:s text:c="4"/>f1_3 <text:s text:c="10"/>: 0.0</text:p>
      <text:p text:style-name="P1"><text:s text:c="4"/>f1_4 <text:s text:c="10"/>: 0.46093182146635914</text:p>
      <text:p text:style-name="P1"><text:s text:c="4"/>f1_5 <text:s text:c="10"/>: 0.2219135802469136</text:p>
      <text:p text:style-name="P1"><text:s text:c="4"/>f1_6 <text:s text:c="10"/>: 0.4864295512443662</text:p>
      <text:p text:style-name="P1"><text:soft-page-break/><text:s text:c="4"/>val_loss <text:s text:c="6"/>: 0.49886688370520715</text:p>
      <text:p text:style-name="P1"><text:s text:c="4"/>val_accuracy <text:s text:c="2"/>: 0.8442004705368752</text:p>
      <text:p text:style-name="P1"><text:s text:c="4"/>val_precision_0: 0.8496977508559671</text:p>
      <text:p text:style-name="P1"><text:s text:c="4"/>val_precision_1: 0</text:p>
      <text:p text:style-name="P1"><text:s text:c="4"/>val_precision_2: 0</text:p>
      <text:p text:style-name="P1"><text:s text:c="4"/>val_precision_3: 0</text:p>
      <text:p text:style-name="P1"><text:s text:c="4"/>val_precision_4: 0.6082381729200653</text:p>
      <text:p text:style-name="P1"><text:s text:c="4"/>val_precision_5: 0.38571428571428573</text:p>
      <text:p text:style-name="P1"><text:s text:c="4"/>val_precision_6: 0.5622222222222223</text:p>
      <text:p text:style-name="P1"><text:s text:c="4"/>val_recall_0 <text:s text:c="2"/>: 0.935910891582332</text:p>
      <text:p text:style-name="P1"><text:s text:c="4"/>val_recall_1 <text:s text:c="2"/>: 0</text:p>
      <text:p text:style-name="P1"><text:s text:c="4"/>val_recall_2 <text:s text:c="2"/>: 0</text:p>
      <text:p text:style-name="P1"><text:s text:c="4"/>val_recall_3 <text:s text:c="2"/>: 0</text:p>
      <text:p text:style-name="P1"><text:s text:c="4"/>val_recall_4 <text:s text:c="2"/>: 0.4139518651549646</text:p>
      <text:p text:style-name="P1"><text:s text:c="4"/>val_recall_5 <text:s text:c="2"/>: 0.29857142857142854</text:p>
      <text:p text:style-name="P1"><text:s text:c="4"/>val_recall_6 <text:s text:c="2"/>: 0.5377777777777777</text:p>
      <text:p text:style-name="P1"><text:s text:c="4"/>val_f1_0 <text:s text:c="6"/>: 0.8785329822528175</text:p>
      <text:p text:style-name="P1"><text:s text:c="4"/>val_f1_1 <text:s text:c="6"/>: 0</text:p>
      <text:p text:style-name="P1"><text:s text:c="4"/>val_f1_2 <text:s text:c="6"/>: 0</text:p>
      <text:p text:style-name="P1"><text:s text:c="4"/>val_f1_3 <text:s text:c="6"/>: 0</text:p>
      <text:p text:style-name="P1"><text:s text:c="4"/>val_f1_4 <text:s text:c="6"/>: 0.4567355250839764</text:p>
      <text:p text:style-name="P1"><text:s text:c="4"/>val_f1_5 <text:s text:c="6"/>: 0.320952380952381</text:p>
      <text:p text:style-name="P1"><text:s text:c="4"/>val_f1_6 <text:s text:c="6"/>: 0.5364444444444445</text:p>
      <text:p text:style-name="P1">Saving checkpoint: saved/models/Mnist_LeN</text:p>
      <text:p text:style-name="P1"/>
      <text:p text:style-name="P1"><text:s text:c="3"/>epoch <text:s text:c="9"/>: 2</text:p>
      <text:p text:style-name="P1"><text:s text:c="4"/>loss <text:s text:c="10"/>: 0.42752461098354394</text:p>
      <text:p text:style-name="P1"><text:s text:c="4"/>accuracy <text:s text:c="6"/>: 0.8542120200255723</text:p>
      <text:p text:style-name="P1"><text:s text:c="4"/>precision_0 <text:s text:c="3"/>: 0.8631772243746872</text:p>
      <text:p text:style-name="P1"><text:s text:c="4"/>precision_1 <text:s text:c="3"/>: 0.3787878787878788</text:p>
      <text:p text:style-name="P1"><text:s text:c="4"/>precision_2 <text:s text:c="3"/>: 0.47619047619047616</text:p>
      <text:p text:style-name="P1"><text:s text:c="4"/>precision_3 <text:s text:c="3"/>: 0.6666666666666666</text:p>
      <text:p text:style-name="P1"><text:s text:c="4"/>precision_4 <text:s text:c="3"/>: 0.6255814745401523</text:p>
      <text:p text:style-name="P1"><text:s text:c="4"/>precision_5 <text:s text:c="3"/>: 0.3204225352112676</text:p>
      <text:p text:style-name="P1"><text:s text:c="4"/>precision_6 <text:s text:c="3"/>: 0.6423819028609448</text:p>
      <text:p text:style-name="P1"><text:s text:c="4"/>recall_0 <text:s text:c="6"/>: 0.9246711842655404</text:p>
      <text:p text:style-name="P1"><text:s text:c="4"/>recall_1 <text:s text:c="6"/>: 0.2537878787878788</text:p>
      <text:p text:style-name="P1"><text:s text:c="4"/>recall_2 <text:s text:c="6"/>: 0.3670634920634921</text:p>
      <text:p text:style-name="P1"><text:s text:c="4"/>recall_3 <text:s text:c="6"/>: 0.4444444444444444</text:p>
      <text:p text:style-name="P1"><text:s text:c="4"/>recall_4 <text:s text:c="6"/>: 0.504150208782196</text:p>
      <text:p text:style-name="P1"><text:s text:c="4"/>recall_5 <text:s text:c="6"/>: 0.2745305164319249</text:p>
      <text:p text:style-name="P1"><text:s text:c="4"/>recall_6 <text:s text:c="6"/>: 0.5747837658017299</text:p>
      <text:p text:style-name="P1"><text:s text:c="4"/>f1_0 <text:s text:c="10"/>: 0.8808070737572319</text:p>
      <text:p text:style-name="P1"><text:s text:c="4"/>f1_1 <text:s text:c="10"/>: 0.27987012987012994</text:p>
      <text:p text:style-name="P1"><text:s text:c="4"/>f1_2 <text:s text:c="10"/>: 0.3976190476190477</text:p>
      <text:p text:style-name="P1"><text:s text:c="4"/>f1_3 <text:s text:c="10"/>: 0.5</text:p>
      <text:p text:style-name="P1"><text:s text:c="4"/>f1_4 <text:s text:c="10"/>: 0.5193906624858948</text:p>
      <text:p text:style-name="P1"><text:s text:c="4"/>f1_5 <text:s text:c="10"/>: 0.2858651911468813</text:p>
      <text:p text:style-name="P1"><text:s text:c="4"/>f1_6 <text:s text:c="10"/>: 0.5936951493837722</text:p>
      <text:p text:style-name="P1"><text:s text:c="4"/>val_loss <text:s text:c="6"/>: 0.46683912581855913</text:p>
      <text:p text:style-name="P1"><text:s text:c="4"/>val_accuracy <text:s text:c="2"/>: 0.8521910903021644</text:p>
      <text:p text:style-name="P1"><text:s text:c="4"/>val_precision_0: 0.8675089567490015</text:p>
      <text:p text:style-name="P1"><text:soft-page-break/><text:s text:c="4"/>val_precision_1: 0.0</text:p>
      <text:p text:style-name="P1"><text:s text:c="4"/>val_precision_2: 1.0</text:p>
      <text:p text:style-name="P1"><text:s text:c="4"/>val_precision_3: 0.0</text:p>
      <text:p text:style-name="P1"><text:s text:c="4"/>val_precision_4: 0.5787492098609356</text:p>
      <text:p text:style-name="P1"><text:s text:c="4"/>val_precision_5: 0.0</text:p>
      <text:p text:style-name="P1"><text:s text:c="4"/>val_precision_6: 0.6034063260340632</text:p>
      <text:p text:style-name="P1"><text:s text:c="4"/>val_recall_0 <text:s text:c="2"/>: 0.9193237496795194</text:p>
      <text:p text:style-name="P1"><text:s text:c="4"/>val_recall_1 <text:s text:c="2"/>: 0.0</text:p>
      <text:p text:style-name="P1"><text:s text:c="4"/>val_recall_2 <text:s text:c="2"/>: 0.5</text:p>
      <text:p text:style-name="P1"><text:s text:c="4"/>val_recall_3 <text:s text:c="2"/>: 0.0</text:p>
      <text:p text:style-name="P1"><text:s text:c="4"/>val_recall_4 <text:s text:c="2"/>: 0.4735473950213993</text:p>
      <text:p text:style-name="P1"><text:s text:c="4"/>val_recall_5 <text:s text:c="2"/>: 0.0</text:p>
      <text:p text:style-name="P1"><text:s text:c="4"/>val_recall_6 <text:s text:c="2"/>: 0.5888077858880779</text:p>
      <text:p text:style-name="P1"><text:s text:c="4"/>val_f1_0 <text:s text:c="6"/>: 0.8805108555025585</text:p>
      <text:p text:style-name="P1"><text:s text:c="4"/>val_f1_1 <text:s text:c="6"/>: 0.0</text:p>
      <text:p text:style-name="P1"><text:s text:c="4"/>val_f1_2 <text:s text:c="6"/>: 0.6666666666666666</text:p>
      <text:p text:style-name="P1"><text:s text:c="4"/>val_f1_3 <text:s text:c="6"/>: 0.0</text:p>
      <text:p text:style-name="P1"><text:s text:c="4"/>val_f1_4 <text:s text:c="6"/>: 0.4877790091757772</text:p>
      <text:p text:style-name="P1"><text:s text:c="4"/>val_f1_5 <text:s text:c="6"/>: 0.0</text:p>
      <text:p text:style-name="P1"><text:s text:c="4"/>val_f1_6 <text:s text:c="6"/>: 0.5883211678832118</text:p>
      <text:p text:style-name="P1"/>
      <text:p text:style-name="P1"><text:s text:c="2"/>epoch <text:s text:c="9"/>: 3</text:p>
      <text:p text:style-name="P1"><text:s text:c="4"/>loss <text:s text:c="10"/>: 0.363372679117375</text:p>
      <text:p text:style-name="P1"><text:s text:c="4"/>accuracy <text:s text:c="6"/>: 0.8720173627348192</text:p>
      <text:p text:style-name="P1"><text:s text:c="4"/>precision_0 <text:s text:c="3"/>: 0.8779721950811606</text:p>
      <text:p text:style-name="P1"><text:s text:c="4"/>precision_1 <text:s text:c="3"/>: 0.5904040404040404</text:p>
      <text:p text:style-name="P1"><text:s text:c="4"/>precision_2 <text:s text:c="3"/>: 0.5363984674329503</text:p>
      <text:p text:style-name="P1"><text:s text:c="4"/>precision_3 <text:s text:c="3"/>: 0.75</text:p>
      <text:p text:style-name="P1"><text:s text:c="4"/>precision_4 <text:s text:c="3"/>: 0.6612499906082286</text:p>
      <text:p text:style-name="P1"><text:s text:c="4"/>precision_5 <text:s text:c="3"/>: 0.39824120603015073</text:p>
      <text:p text:style-name="P1"><text:s text:c="4"/>precision_6 <text:s text:c="3"/>: 0.6571310116086236</text:p>
      <text:p text:style-name="P1"><text:s text:c="4"/>recall_0 <text:s text:c="6"/>: 0.9271463781488842</text:p>
      <text:p text:style-name="P1"><text:s text:c="4"/>recall_1 <text:s text:c="6"/>: 0.4047979797979799</text:p>
      <text:p text:style-name="P1"><text:s text:c="4"/>recall_2 <text:s text:c="6"/>: 0.3898467432950191</text:p>
      <text:p text:style-name="P1"><text:s text:c="4"/>recall_3 <text:s text:c="6"/>: 0.6051587301587301</text:p>
      <text:p text:style-name="P1"><text:s text:c="4"/>recall_4 <text:s text:c="6"/>: 0.5638404654709305</text:p>
      <text:p text:style-name="P1"><text:s text:c="4"/>recall_5 <text:s text:c="6"/>: 0.33174204355108877</text:p>
      <text:p text:style-name="P1"><text:s text:c="4"/>recall_6 <text:s text:c="6"/>: 0.6114704256495301</text:p>
      <text:p text:style-name="P1"><text:s text:c="4"/>f1_0 <text:s text:c="10"/>: 0.8911276412042944</text:p>
      <text:p text:style-name="P1"><text:s text:c="4"/>f1_1 <text:s text:c="10"/>: 0.4514500749794865</text:p>
      <text:p text:style-name="P1"><text:s text:c="4"/>f1_2 <text:s text:c="10"/>: 0.4325670498084292</text:p>
      <text:p text:style-name="P1"><text:s text:c="4"/>f1_3 <text:s text:c="10"/>: 0.6472222222222223</text:p>
      <text:p text:style-name="P1"><text:s text:c="4"/>f1_4 <text:s text:c="10"/>: 0.5715901352942507</text:p>
      <text:p text:style-name="P1"><text:s text:c="4"/>f1_5 <text:s text:c="10"/>: 0.346155380074978</text:p>
      <text:p text:style-name="P1"><text:s text:c="4"/>f1_6 <text:s text:c="10"/>: 0.6216589012608921</text:p>
      <text:p text:style-name="P1"><text:s text:c="4"/>val_loss <text:s text:c="6"/>: 0.4884677862851565</text:p>
      <text:p text:style-name="P1"><text:s text:c="4"/>val_accuracy <text:s text:c="2"/>: 0.8455108305591336</text:p>
      <text:p text:style-name="P1"><text:s text:c="4"/>val_precision_0: 0.8609250233076226</text:p>
      <text:p text:style-name="P1"><text:s text:c="4"/>val_precision_1: 0.0</text:p>
      <text:p text:style-name="P1"><text:s text:c="4"/>val_precision_2: 0.6666666666666666</text:p>
      <text:p text:style-name="P1"><text:s text:c="4"/>val_precision_3: 0</text:p>
      <text:p text:style-name="P1"><text:s text:c="4"/>val_precision_4: 0.5717984289675467</text:p>
      <text:p text:style-name="P1"><text:soft-page-break/><text:s text:c="4"/>val_precision_5: 0.125</text:p>
      <text:p text:style-name="P1"><text:s text:c="4"/>val_precision_6: 0.6705882352941176</text:p>
      <text:p text:style-name="P1"><text:s text:c="4"/>val_recall_0 <text:s text:c="2"/>: 0.9223877995177617</text:p>
      <text:p text:style-name="P1"><text:s text:c="4"/>val_recall_1 <text:s text:c="2"/>: 0.0</text:p>
      <text:p text:style-name="P1"><text:s text:c="4"/>val_recall_2 <text:s text:c="2"/>: 0.5</text:p>
      <text:p text:style-name="P1"><text:s text:c="4"/>val_recall_3 <text:s text:c="2"/>: 0</text:p>
      <text:p text:style-name="P1"><text:s text:c="4"/>val_recall_4 <text:s text:c="2"/>: 0.45392171996032277</text:p>
      <text:p text:style-name="P1"><text:s text:c="4"/>val_recall_5 <text:s text:c="2"/>: 0.125</text:p>
      <text:p text:style-name="P1"><text:s text:c="4"/>val_recall_6 <text:s text:c="2"/>: 0.6372549019607844</text:p>
      <text:p text:style-name="P1"><text:s text:c="4"/>val_f1_0 <text:s text:c="6"/>: 0.8774548709948561</text:p>
      <text:p text:style-name="P1"><text:s text:c="4"/>val_f1_1 <text:s text:c="6"/>: 0.0</text:p>
      <text:p text:style-name="P1"><text:s text:c="4"/>val_f1_2 <text:s text:c="6"/>: 0.5555555555555555</text:p>
      <text:p text:style-name="P1"><text:s text:c="4"/>val_f1_3 <text:s text:c="6"/>: 0</text:p>
      <text:p text:style-name="P1"><text:s text:c="4"/>val_f1_4 <text:s text:c="6"/>: 0.4711657966930362</text:p>
      <text:p text:style-name="P1"><text:s text:c="4"/>val_f1_5 <text:s text:c="6"/>: 0.125</text:p>
      <text:p text:style-name="P1"><text:s text:c="4"/>val_f1_6 <text:s text:c="6"/>: 0.641848739495798</text:p>
      <text:p text:style-name="P1"/>
      <text:p text:style-name="P1">epoch <text:s text:c="9"/>: 4</text:p>
      <text:p text:style-name="P1"><text:s text:c="4"/>loss <text:s text:c="10"/>: 0.3011894325411105</text:p>
      <text:p text:style-name="P1"><text:s text:c="4"/>accuracy <text:s text:c="6"/>: 0.8929118974263999</text:p>
      <text:p text:style-name="P1"><text:s text:c="4"/>precision_0 <text:s text:c="3"/>: 0.896799600489698</text:p>
      <text:p text:style-name="P1"><text:s text:c="4"/>precision_1 <text:s text:c="3"/>: 0.7171208367740158</text:p>
      <text:p text:style-name="P1"><text:s text:c="4"/>precision_2 <text:s text:c="3"/>: 0.6707920792079208</text:p>
      <text:p text:style-name="P1"><text:s text:c="4"/>precision_3 <text:s text:c="3"/>: 0.7267195767195767</text:p>
      <text:p text:style-name="P1"><text:s text:c="4"/>precision_4 <text:s text:c="3"/>: 0.6976827169782281</text:p>
      <text:p text:style-name="P1"><text:s text:c="4"/>precision_5 <text:s text:c="3"/>: 0.5810386473429952</text:p>
      <text:p text:style-name="P1"><text:s text:c="4"/>precision_6 <text:s text:c="3"/>: 0.7264775413711585</text:p>
      <text:p text:style-name="P1"><text:s text:c="4"/>recall_0 <text:s text:c="6"/>: 0.9354238530266653</text:p>
      <text:p text:style-name="P1"><text:s text:c="4"/>recall_1 <text:s text:c="6"/>: 0.5947976878612717</text:p>
      <text:p text:style-name="P1"><text:s text:c="4"/>recall_2 <text:s text:c="6"/>: 0.5504950495049507</text:p>
      <text:p text:style-name="P1"><text:s text:c="4"/>recall_3 <text:s text:c="6"/>: 0.648015873015873</text:p>
      <text:p text:style-name="P1"><text:s text:c="4"/>recall_4 <text:s text:c="6"/>: 0.6170129579430318</text:p>
      <text:p text:style-name="P1"><text:s text:c="4"/>recall_5 <text:s text:c="6"/>: 0.5040458937198068</text:p>
      <text:p text:style-name="P1"><text:s text:c="4"/>recall_6 <text:s text:c="6"/>: 0.676903073286052</text:p>
      <text:p text:style-name="P1"><text:s text:c="4"/>f1_0 <text:s text:c="10"/>: 0.9068903288214989</text:p>
      <text:p text:style-name="P1"><text:s text:c="4"/>f1_1 <text:s text:c="10"/>: 0.6268455119230903</text:p>
      <text:p text:style-name="P1"><text:s text:c="4"/>f1_2 <text:s text:c="10"/>: 0.5828382838283827</text:p>
      <text:p text:style-name="P1"><text:s text:c="4"/>f1_3 <text:s text:c="10"/>: 0.6586080586080585</text:p>
      <text:p text:style-name="P1"><text:s text:c="4"/>f1_4 <text:s text:c="10"/>: 0.6218057037248771</text:p>
      <text:p text:style-name="P1"><text:s text:c="4"/>f1_5 <text:s text:c="10"/>: 0.5228893489763058</text:p>
      <text:p text:style-name="P1"><text:s text:c="4"/>f1_6 <text:s text:c="10"/>: 0.6876167961274354</text:p>
      <text:p text:style-name="P1"><text:s text:c="4"/>val_loss <text:s text:c="6"/>: 0.5514873853393211</text:p>
      <text:p text:style-name="P1"><text:s text:c="4"/>val_accuracy <text:s text:c="2"/>: 0.8147002055855611</text:p>
      <text:p text:style-name="P1"><text:s text:c="4"/>val_precision_0: 0.8746953413979002</text:p>
      <text:p text:style-name="P1"><text:s text:c="4"/>val_precision_1: 0.2</text:p>
      <text:p text:style-name="P1"><text:s text:c="4"/>val_precision_2: 0.0</text:p>
      <text:p text:style-name="P1"><text:s text:c="4"/>val_precision_3: 0.0</text:p>
      <text:p text:style-name="P1"><text:s text:c="4"/>val_precision_4: 0.41521055776374943</text:p>
      <text:p text:style-name="P1"><text:s text:c="4"/>val_precision_5: 0.18181818181818182</text:p>
      <text:p text:style-name="P1"><text:s text:c="4"/>val_precision_6: 0.7134146341463414</text:p>
      <text:p text:style-name="P1"><text:s text:c="4"/>val_recall_0 <text:s text:c="2"/>: 0.8600299194902769</text:p>
      <text:p text:style-name="P1"><text:s text:c="4"/>val_recall_1 <text:s text:c="2"/>: 0.1</text:p>
      <text:p text:style-name="P1"><text:soft-page-break/><text:s text:c="4"/>val_recall_2 <text:s text:c="2"/>: 0.0</text:p>
      <text:p text:style-name="P1"><text:s text:c="4"/>val_recall_3 <text:s text:c="2"/>: 0.0</text:p>
      <text:p text:style-name="P1"><text:s text:c="4"/>val_recall_4 <text:s text:c="2"/>: 0.4220283875971276</text:p>
      <text:p text:style-name="P1"><text:s text:c="4"/>val_recall_5 <text:s text:c="2"/>: 0.18181818181818182</text:p>
      <text:p text:style-name="P1"><text:s text:c="4"/>val_recall_6 <text:s text:c="2"/>: 0.6585365853658537</text:p>
      <text:p text:style-name="P1"><text:s text:c="4"/>val_f1_0 <text:s text:c="6"/>: 0.8510128112599935</text:p>
      <text:p text:style-name="P1"><text:s text:c="4"/>val_f1_1 <text:s text:c="6"/>: 0.13333333333333333</text:p>
      <text:p text:style-name="P1"><text:s text:c="4"/>val_f1_2 <text:s text:c="6"/>: 0.0</text:p>
      <text:p text:style-name="P1"><text:s text:c="4"/>val_f1_3 <text:s text:c="6"/>: 0.0</text:p>
      <text:p text:style-name="P1"><text:s text:c="4"/>val_f1_4 <text:s text:c="6"/>: 0.38625993045813195</text:p>
      <text:p text:style-name="P1"><text:s text:c="4"/>val_f1_5 <text:s text:c="6"/>: 0.16666666666666666</text:p>
      <text:p text:style-name="P1"><text:s text:c="4"/>val_f1_6 <text:s text:c="6"/>: 0.674390243902439</text:p>
      <text:p text:style-name="P1"/>
      <text:p text:style-name="P1">epoch <text:s text:c="9"/>: 5</text:p>
      <text:p text:style-name="P1"><text:s text:c="4"/>loss <text:s text:c="10"/>: 0.24165333460094812</text:p>
      <text:p text:style-name="P1"><text:s text:c="4"/>accuracy <text:s text:c="6"/>: 0.9128046621861899</text:p>
      <text:p text:style-name="P1"><text:s text:c="4"/>precision_0 <text:s text:c="3"/>: 0.9156047869877578</text:p>
      <text:p text:style-name="P1"><text:s text:c="4"/>precision_1 <text:s text:c="3"/>: 0.7376967095851217</text:p>
      <text:p text:style-name="P1"><text:s text:c="4"/>precision_2 <text:s text:c="3"/>: 0.7236467236467237</text:p>
      <text:p text:style-name="P1"><text:s text:c="4"/>precision_3 <text:s text:c="3"/>: 0.607051282051282</text:p>
      <text:p text:style-name="P1"><text:s text:c="4"/>precision_4 <text:s text:c="3"/>: 0.74711044891694</text:p>
      <text:p text:style-name="P1"><text:s text:c="4"/>precision_5 <text:s text:c="3"/>: 0.6472737735577614</text:p>
      <text:p text:style-name="P1"><text:s text:c="4"/>precision_6 <text:s text:c="3"/>: 0.7802030456852793</text:p>
      <text:p text:style-name="P1"><text:s text:c="4"/>recall_0 <text:s text:c="6"/>: 0.9440914762683442</text:p>
      <text:p text:style-name="P1"><text:s text:c="4"/>recall_1 <text:s text:c="6"/>: 0.6626609442060085</text:p>
      <text:p text:style-name="P1"><text:s text:c="4"/>recall_2 <text:s text:c="6"/>: 0.6371794871794874</text:p>
      <text:p text:style-name="P1"><text:s text:c="4"/>recall_3 <text:s text:c="6"/>: 0.5279304029304029</text:p>
      <text:p text:style-name="P1"><text:s text:c="4"/>recall_4 <text:s text:c="6"/>: 0.6846723600875105</text:p>
      <text:p text:style-name="P1"><text:s text:c="4"/>recall_5 <text:s text:c="6"/>: 0.5690332326283989</text:p>
      <text:p text:style-name="P1"><text:s text:c="4"/>recall_6 <text:s text:c="6"/>: 0.740947546531303</text:p>
      <text:p text:style-name="P1"><text:s text:c="4"/>f1_0 <text:s text:c="10"/>: 0.9223735763344625</text:p>
      <text:p text:style-name="P1"><text:s text:c="4"/>f1_1 <text:s text:c="10"/>: 0.6769844366410891</text:p>
      <text:p text:style-name="P1"><text:s text:c="4"/>f1_2 <text:s text:c="10"/>: 0.6596526929860264</text:p>
      <text:p text:style-name="P1"><text:s text:c="4"/>f1_3 <text:s text:c="10"/>: 0.5406898656898658</text:p>
      <text:p text:style-name="P1"><text:s text:c="4"/>f1_4 <text:s text:c="10"/>: 0.685443635170296</text:p>
      <text:p text:style-name="P1"><text:s text:c="4"/>f1_5 <text:s text:c="10"/>: 0.5885638866001401</text:p>
      <text:p text:style-name="P1"><text:s text:c="4"/>f1_6 <text:s text:c="10"/>: 0.7491916994455065</text:p>
      <text:p text:style-name="P1"><text:s text:c="4"/>val_loss <text:s text:c="6"/>: 0.5719816010075425</text:p>
      <text:p text:style-name="P1"><text:s text:c="4"/>val_accuracy <text:s text:c="2"/>: 0.8318554068477407</text:p>
      <text:p text:style-name="P1"><text:s text:c="4"/>val_precision_0: 0.8634007518437695</text:p>
      <text:p text:style-name="P1"><text:s text:c="4"/>val_precision_1: 0.0</text:p>
      <text:p text:style-name="P1"><text:s text:c="4"/>val_precision_2: 0</text:p>
      <text:p text:style-name="P1"><text:s text:c="4"/>val_precision_3: 0</text:p>
      <text:p text:style-name="P1"><text:s text:c="4"/>val_precision_4: 0.4859052185689091</text:p>
      <text:p text:style-name="P1"><text:s text:c="4"/>val_precision_5: 0.5</text:p>
      <text:p text:style-name="P1"><text:s text:c="4"/>val_precision_6: 0.5805084745762712</text:p>
      <text:p text:style-name="P1"><text:s text:c="4"/>val_recall_0 <text:s text:c="2"/>: 0.9010740778426725</text:p>
      <text:p text:style-name="P1"><text:s text:c="4"/>val_recall_1 <text:s text:c="2"/>: 0.0</text:p>
      <text:p text:style-name="P1"><text:s text:c="4"/>val_recall_2 <text:s text:c="2"/>: 0</text:p>
      <text:p text:style-name="P1"><text:s text:c="4"/>val_recall_3 <text:s text:c="2"/>: 0</text:p>
      <text:p text:style-name="P1"><text:s text:c="4"/>val_recall_4 <text:s text:c="2"/>: 0.406731275778895</text:p>
      <text:p text:style-name="P1"><text:s text:c="4"/>val_recall_5 <text:s text:c="2"/>: 0.5</text:p>
      <text:p text:style-name="P1"><text:soft-page-break/><text:s text:c="4"/>val_recall_6 <text:s text:c="2"/>: 0.5437853107344633</text:p>
      <text:p text:style-name="P1"><text:s text:c="4"/>val_f1_0 <text:s text:c="6"/>: 0.8675349760593496</text:p>
      <text:p text:style-name="P1"><text:s text:c="4"/>val_f1_1 <text:s text:c="6"/>: 0.0</text:p>
      <text:p text:style-name="P1"><text:s text:c="4"/>val_f1_2 <text:s text:c="6"/>: 0</text:p>
      <text:p text:style-name="P1"><text:s text:c="4"/>val_f1_3 <text:s text:c="6"/>: 0</text:p>
      <text:p text:style-name="P1"><text:s text:c="4"/>val_f1_4 <text:s text:c="6"/>: 0.4093469945718463</text:p>
      <text:p text:style-name="P1"><text:s text:c="4"/>val_f1_5 <text:s text:c="6"/>: 0.5</text:p>
      <text:p text:style-name="P1"><text:s text:c="4"/>val_f1_6 <text:s text:c="6"/>: 0.5533898305084746</text:p>
      <text:p text:style-name="P1"/>
      <text:p text:style-name="P1">epoch <text:s text:c="9"/>: 5</text:p>
      <text:p text:style-name="P1"><text:s text:c="4"/>loss <text:s text:c="10"/>: 0.24165333460094812</text:p>
      <text:p text:style-name="P1"><text:s text:c="4"/>accuracy <text:s text:c="6"/>: 0.9128046621861899</text:p>
      <text:p text:style-name="P1"><text:s text:c="4"/>precision_0 <text:s text:c="3"/>: 0.9156047869877578</text:p>
      <text:p text:style-name="P1"><text:s text:c="4"/>precision_1 <text:s text:c="3"/>: 0.7376967095851217</text:p>
      <text:p text:style-name="P1"><text:s text:c="4"/>precision_2 <text:s text:c="3"/>: 0.7236467236467237</text:p>
      <text:p text:style-name="P1"><text:s text:c="4"/>precision_3 <text:s text:c="3"/>: 0.607051282051282</text:p>
      <text:p text:style-name="P1"><text:s text:c="4"/>precision_4 <text:s text:c="3"/>: 0.74711044891694</text:p>
      <text:p text:style-name="P1"><text:s text:c="4"/>precision_5 <text:s text:c="3"/>: 0.6472737735577614</text:p>
      <text:p text:style-name="P1"><text:s text:c="4"/>precision_6 <text:s text:c="3"/>: 0.7802030456852793</text:p>
      <text:p text:style-name="P1"><text:s text:c="4"/>recall_0 <text:s text:c="6"/>: 0.9440914762683442</text:p>
      <text:p text:style-name="P1"><text:s text:c="4"/>recall_1 <text:s text:c="6"/>: 0.6626609442060085</text:p>
      <text:p text:style-name="P1"><text:s text:c="4"/>recall_2 <text:s text:c="6"/>: 0.6371794871794874</text:p>
      <text:p text:style-name="P1"><text:s text:c="4"/>recall_3 <text:s text:c="6"/>: 0.5279304029304029</text:p>
      <text:p text:style-name="P1"><text:s text:c="4"/>recall_4 <text:s text:c="6"/>: 0.6846723600875105</text:p>
      <text:p text:style-name="P1"><text:s text:c="4"/>recall_5 <text:s text:c="6"/>: 0.5690332326283989</text:p>
      <text:p text:style-name="P1"><text:s text:c="4"/>recall_6 <text:s text:c="6"/>: 0.740947546531303</text:p>
      <text:p text:style-name="P1"><text:s text:c="4"/>f1_0 <text:s text:c="10"/>: 0.9223735763344625</text:p>
      <text:p text:style-name="P1"><text:s text:c="4"/>f1_1 <text:s text:c="10"/>: 0.6769844366410891</text:p>
      <text:p text:style-name="P1"><text:s text:c="4"/>f1_2 <text:s text:c="10"/>: 0.6596526929860264</text:p>
      <text:p text:style-name="P1"><text:s text:c="4"/>f1_3 <text:s text:c="10"/>: 0.5406898656898658</text:p>
      <text:p text:style-name="P1"><text:s text:c="4"/>f1_4 <text:s text:c="10"/>: 0.685443635170296</text:p>
      <text:p text:style-name="P1"><text:s text:c="4"/>f1_5 <text:s text:c="10"/>: 0.5885638866001401</text:p>
      <text:p text:style-name="P1"><text:s text:c="4"/>f1_6 <text:s text:c="10"/>: 0.7491916994455065</text:p>
      <text:p text:style-name="P1"><text:s text:c="4"/>val_loss <text:s text:c="6"/>: 0.5719816010075425</text:p>
      <text:p text:style-name="P1"><text:s text:c="4"/>val_accuracy <text:s text:c="2"/>: 0.8318554068477407</text:p>
      <text:p text:style-name="P1"><text:s text:c="4"/>val_precision_0: 0.8634007518437695</text:p>
      <text:p text:style-name="P1"><text:s text:c="4"/>val_precision_1: 0.0</text:p>
      <text:p text:style-name="P1"><text:s text:c="4"/>val_precision_2: 0</text:p>
      <text:p text:style-name="P1"><text:s text:c="4"/>val_precision_3: 0</text:p>
      <text:p text:style-name="P1"><text:s text:c="4"/>val_precision_4: 0.4859052185689091</text:p>
      <text:p text:style-name="P1"><text:s text:c="4"/>val_precision_5: 0.5</text:p>
      <text:p text:style-name="P1"><text:s text:c="4"/>val_precision_6: 0.5805084745762712</text:p>
      <text:p text:style-name="P1"><text:s text:c="4"/>val_recall_0 <text:s text:c="2"/>: 0.9010740778426725</text:p>
      <text:p text:style-name="P1"><text:s text:c="4"/>val_recall_1 <text:s text:c="2"/>: 0.0</text:p>
      <text:p text:style-name="P1"><text:s text:c="4"/>val_recall_2 <text:s text:c="2"/>: 0</text:p>
      <text:p text:style-name="P1"><text:s text:c="4"/>val_recall_3 <text:s text:c="2"/>: 0</text:p>
      <text:p text:style-name="P1"><text:s text:c="4"/>val_recall_4 <text:s text:c="2"/>: 0.406731275778895</text:p>
      <text:p text:style-name="P1"><text:s text:c="4"/>val_recall_5 <text:s text:c="2"/>: 0.5</text:p>
      <text:p text:style-name="P1"><text:s text:c="4"/>val_recall_6 <text:s text:c="2"/>: 0.5437853107344633</text:p>
      <text:p text:style-name="P1"><text:s text:c="4"/>val_f1_0 <text:s text:c="6"/>: 0.8675349760593496</text:p>
      <text:p text:style-name="P1"><text:s text:c="4"/>val_f1_1 <text:s text:c="6"/>: 0.0</text:p>
      <text:p text:style-name="P1"><text:s text:c="4"/>val_f1_2 <text:s text:c="6"/>: 0</text:p>
      <text:p text:style-name="P1"><text:soft-page-break/><text:s text:c="4"/>val_f1_3 <text:s text:c="6"/>: 0</text:p>
      <text:p text:style-name="P1"><text:s text:c="4"/>val_f1_4 <text:s text:c="6"/>: 0.4093469945718463</text:p>
      <text:p text:style-name="P1"><text:s text:c="4"/>val_f1_5 <text:s text:c="6"/>: 0.5</text:p>
      <text:p text:style-name="P1"><text:s text:c="4"/>val_f1_6 <text:s text:c="6"/>: 0.5533898305084746</text:p>
      <text:p text:style-name="P1"/>
      <text:p text:style-name="P1"><text:s text:c="2"/>epoch <text:s text:c="9"/>: 7</text:p>
      <text:p text:style-name="P1"><text:s text:c="4"/>loss <text:s text:c="10"/>: 0.16514507136173018</text:p>
      <text:p text:style-name="P1"><text:s text:c="4"/>accuracy <text:s text:c="6"/>: 0.9419748901035404</text:p>
      <text:p text:style-name="P1"><text:s text:c="4"/>precision_0 <text:s text:c="3"/>: 0.9438428847240784</text:p>
      <text:p text:style-name="P1"><text:s text:c="4"/>precision_1 <text:s text:c="3"/>: 0.8083959899749373</text:p>
      <text:p text:style-name="P1"><text:s text:c="4"/>precision_2 <text:s text:c="3"/>: 0.8316546762589928</text:p>
      <text:p text:style-name="P1"><text:s text:c="4"/>precision_3 <text:s text:c="3"/>: 0.7685185185185186</text:p>
      <text:p text:style-name="P1"><text:s text:c="4"/>precision_4 <text:s text:c="3"/>: 0.8259732030421689</text:p>
      <text:p text:style-name="P1"><text:s text:c="4"/>precision_5 <text:s text:c="3"/>: 0.7967350306459217</text:p>
      <text:p text:style-name="P1"><text:s text:c="4"/>precision_6 <text:s text:c="3"/>: 0.8459148446490219</text:p>
      <text:p text:style-name="P1"><text:s text:c="4"/>recall_0 <text:s text:c="6"/>: 0.9598685835368681</text:p>
      <text:p text:style-name="P1"><text:s text:c="4"/>recall_1 <text:s text:c="6"/>: 0.7730576441102756</text:p>
      <text:p text:style-name="P1"><text:s text:c="4"/>recall_2 <text:s text:c="6"/>: 0.7693045563549161</text:p>
      <text:p text:style-name="P1"><text:s text:c="4"/>recall_3 <text:s text:c="6"/>: 0.6938775510204082</text:p>
      <text:p text:style-name="P1"><text:s text:c="4"/>recall_4 <text:s text:c="6"/>: 0.7846200035669998</text:p>
      <text:p text:style-name="P1"><text:s text:c="4"/>recall_5 <text:s text:c="6"/>: 0.7585396039603959</text:p>
      <text:p text:style-name="P1"><text:s text:c="4"/>recall_6 <text:s text:c="6"/>: 0.8207901802838512</text:p>
      <text:p text:style-name="P1"><text:s text:c="4"/>f1_0 <text:s text:c="10"/>: 0.9467774111481184</text:p>
      <text:p text:style-name="P1"><text:s text:c="4"/>f1_1 <text:s text:c="10"/>: 0.7749755883214526</text:p>
      <text:p text:style-name="P1"><text:s text:c="4"/>f1_2 <text:s text:c="10"/>: 0.7853717026378898</text:p>
      <text:p text:style-name="P1"><text:s text:c="4"/>f1_3 <text:s text:c="10"/>: 0.7162509448223734</text:p>
      <text:p text:style-name="P1"><text:s text:c="4"/>f1_4 <text:s text:c="10"/>: 0.7832969271983251</text:p>
      <text:p text:style-name="P1"><text:s text:c="4"/>f1_5 <text:s text:c="10"/>: 0.7643444701613016</text:p>
      <text:p text:style-name="P1"><text:s text:c="4"/>f1_6 <text:s text:c="10"/>: 0.8221504872828226</text:p>
      <text:p text:style-name="P1"><text:s text:c="4"/>val_loss <text:s text:c="6"/>: 0.6446386882650262</text:p>
      <text:p text:style-name="P1"><text:s text:c="4"/>val_accuracy <text:s text:c="2"/>: 0.8280124780438791</text:p>
      <text:p text:style-name="P1"><text:s text:c="4"/>val_precision_0: 0.8638213139771976</text:p>
      <text:p text:style-name="P1"><text:s text:c="4"/>val_precision_1: 0.0</text:p>
      <text:p text:style-name="P1"><text:s text:c="4"/>val_precision_2: 0.0</text:p>
      <text:p text:style-name="P1"><text:s text:c="4"/>val_precision_3: 0</text:p>
      <text:p text:style-name="P1"><text:s text:c="4"/>val_precision_4: 0.47196496166937046</text:p>
      <text:p text:style-name="P1"><text:s text:c="4"/>val_precision_5: 0.3333333333333333</text:p>
      <text:p text:style-name="P1"><text:s text:c="4"/>val_precision_6: 0.6014492753623188</text:p>
      <text:p text:style-name="P1"><text:s text:c="4"/>val_recall_0 <text:s text:c="2"/>: 0.8975217175867559</text:p>
      <text:p text:style-name="P1"><text:s text:c="4"/>val_recall_1 <text:s text:c="2"/>: 0.0</text:p>
      <text:p text:style-name="P1"><text:s text:c="4"/>val_recall_2 <text:s text:c="2"/>: 0.0</text:p>
      <text:p text:style-name="P1"><text:s text:c="4"/>val_recall_3 <text:s text:c="2"/>: 0</text:p>
      <text:p text:style-name="P1"><text:s text:c="4"/>val_recall_4 <text:s text:c="2"/>: 0.4078074911616998</text:p>
      <text:p text:style-name="P1"><text:s text:c="4"/>val_recall_5 <text:s text:c="2"/>: 0.16666666666666666</text:p>
      <text:p text:style-name="P1"><text:s text:c="4"/>val_recall_6 <text:s text:c="2"/>: 0.5452898550724639</text:p>
      <text:p text:style-name="P1"><text:s text:c="4"/>val_f1_0 <text:s text:c="6"/>: 0.8650344416290152</text:p>
      <text:p text:style-name="P1"><text:s text:c="4"/>val_f1_1 <text:s text:c="6"/>: 0.0</text:p>
      <text:p text:style-name="P1"><text:s text:c="4"/>val_f1_2 <text:s text:c="6"/>: 0.0</text:p>
      <text:p text:style-name="P1"><text:s text:c="4"/>val_f1_3 <text:s text:c="6"/>: 0</text:p>
      <text:p text:style-name="P1"><text:s text:c="4"/>val_f1_4 <text:s text:c="6"/>: 0.40174985392534207</text:p>
      <text:p text:style-name="P1"><text:s text:c="4"/>val_f1_5 <text:s text:c="6"/>: 0.2222222222222222</text:p>
      <text:p text:style-name="P1"><text:s text:c="4"/>val_f1_6 <text:s text:c="6"/>: 0.5637681159420289</text:p>
      <text:p text:style-name="P1"><text:soft-page-break/></text:p>
      <text:p text:style-name="P1"><text:s text:c="2"/>epoch <text:s text:c="9"/>: 8</text:p>
      <text:p text:style-name="P1"><text:s text:c="4"/>loss <text:s text:c="10"/>: 0.1410406568444417</text:p>
      <text:p text:style-name="P1"><text:s text:c="4"/>accuracy <text:s text:c="6"/>: 0.951321577076977</text:p>
      <text:p text:style-name="P1"><text:s text:c="4"/>precision_0 <text:s text:c="3"/>: 0.9534806572888618</text:p>
      <text:p text:style-name="P1"><text:s text:c="4"/>precision_1 <text:s text:c="3"/>: 0.8454491725768322</text:p>
      <text:p text:style-name="P1"><text:s text:c="4"/>precision_2 <text:s text:c="3"/>: 0.8518518518518519</text:p>
      <text:p text:style-name="P1"><text:s text:c="4"/>precision_3 <text:s text:c="3"/>: 0.8353174603174603</text:p>
      <text:p text:style-name="P1"><text:s text:c="4"/>precision_4 <text:s text:c="3"/>: 0.8541209591849092</text:p>
      <text:p text:style-name="P1"><text:s text:c="4"/>precision_5 <text:s text:c="3"/>: 0.8272367379255742</text:p>
      <text:p text:style-name="P1"><text:s text:c="4"/>precision_6 <text:s text:c="3"/>: 0.8633040935672514</text:p>
      <text:p text:style-name="P1"><text:s text:c="4"/>recall_0 <text:s text:c="6"/>: 0.9649403401568235</text:p>
      <text:p text:style-name="P1"><text:s text:c="4"/>recall_1 <text:s text:c="6"/>: 0.8043144208037825</text:p>
      <text:p text:style-name="P1"><text:s text:c="4"/>recall_2 <text:s text:c="6"/>: 0.8053240740740741</text:p>
      <text:p text:style-name="P1"><text:s text:c="4"/>recall_3 <text:s text:c="6"/>: 0.8002645502645501</text:p>
      <text:p text:style-name="P1"><text:s text:c="4"/>recall_4 <text:s text:c="6"/>: 0.8213976659361052</text:p>
      <text:p text:style-name="P1"><text:s text:c="4"/>recall_5 <text:s text:c="6"/>: 0.8062549485352338</text:p>
      <text:p text:style-name="P1"><text:s text:c="4"/>recall_6 <text:s text:c="6"/>: 0.8377010233918127</text:p>
      <text:p text:style-name="P1"><text:s text:c="4"/>f1_0 <text:s text:c="10"/>: 0.955076221643617</text:p>
      <text:p text:style-name="P1"><text:s text:c="4"/>f1_1 <text:s text:c="10"/>: 0.8113712968531491</text:p>
      <text:p text:style-name="P1"><text:s text:c="4"/>f1_2 <text:s text:c="10"/>: 0.8152006172839508</text:p>
      <text:p text:style-name="P1"><text:s text:c="4"/>f1_3 <text:s text:c="10"/>: 0.8055177626606195</text:p>
      <text:p text:style-name="P1"><text:s text:c="4"/>f1_4 <text:s text:c="10"/>: 0.8194069615195714</text:p>
      <text:p text:style-name="P1"><text:s text:c="4"/>f1_5 <text:s text:c="10"/>: 0.8068787638858902</text:p>
      <text:p text:style-name="P1"><text:s text:c="4"/>f1_6 <text:s text:c="10"/>: 0.8430146546922855</text:p>
      <text:p text:style-name="P1"><text:s text:c="4"/>val_loss <text:s text:c="6"/>: 0.6543730510047824</text:p>
      <text:p text:style-name="P1"><text:s text:c="4"/>val_accuracy <text:s text:c="2"/>: 0.8259629492961221</text:p>
      <text:p text:style-name="P1"><text:s text:c="4"/>val_precision_0: 0.8700544604594096</text:p>
      <text:p text:style-name="P1"><text:s text:c="4"/>val_precision_1: 0.0</text:p>
      <text:p text:style-name="P1"><text:s text:c="4"/>val_precision_2: 0.0</text:p>
      <text:p text:style-name="P1"><text:s text:c="4"/>val_precision_3: 0</text:p>
      <text:p text:style-name="P1"><text:s text:c="4"/>val_precision_4: 0.46105639887655764</text:p>
      <text:p text:style-name="P1"><text:s text:c="4"/>val_precision_5: 0.0</text:p>
      <text:p text:style-name="P1"><text:s text:c="4"/>val_precision_6: 0.4277777777777778</text:p>
      <text:p text:style-name="P1"><text:s text:c="4"/>val_recall_0 <text:s text:c="2"/>: 0.88874707004196</text:p>
      <text:p text:style-name="P1"><text:s text:c="4"/>val_recall_1 <text:s text:c="2"/>: 0.0</text:p>
      <text:p text:style-name="P1"><text:s text:c="4"/>val_recall_2 <text:s text:c="2"/>: 0.0</text:p>
      <text:p text:style-name="P1"><text:s text:c="4"/>val_recall_3 <text:s text:c="2"/>: 0</text:p>
      <text:p text:style-name="P1"><text:s text:c="4"/>val_recall_4 <text:s text:c="2"/>: 0.41622204661326784</text:p>
      <text:p text:style-name="P1"><text:s text:c="4"/>val_recall_5 <text:s text:c="2"/>: 0.0</text:p>
      <text:p text:style-name="P1"><text:s text:c="4"/>val_recall_6 <text:s text:c="2"/>: 0.42350427350427355</text:p>
      <text:p text:style-name="P1"><text:s text:c="4"/>val_f1_0 <text:s text:c="6"/>: 0.864016731675877</text:p>
      <text:p text:style-name="P1"><text:s text:c="4"/>val_f1_1 <text:s text:c="6"/>: 0.0</text:p>
      <text:p text:style-name="P1"><text:s text:c="4"/>val_f1_2 <text:s text:c="6"/>: 0.0</text:p>
      <text:p text:style-name="P1"><text:s text:c="4"/>val_f1_3 <text:s text:c="6"/>: 0</text:p>
      <text:p text:style-name="P1"><text:s text:c="4"/>val_f1_4 <text:s text:c="6"/>: 0.4030376446438712</text:p>
      <text:p text:style-name="P1"><text:s text:c="4"/>val_f1_5 <text:s text:c="6"/>: 0.0</text:p>
      <text:p text:style-name="P1"><text:s text:c="4"/>val_f1_6 <text:s text:c="6"/>: 0.417045177045177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00:44:45.370657840</meta:creation-date>
    <dc:date>2021-05-26T00:48:03.331024260</dc:date>
    <meta:editing-duration>PT3M18S</meta:editing-duration>
    <meta:editing-cycles>1</meta:editing-cycles>
    <meta:document-statistic meta:table-count="0" meta:image-count="0" meta:object-count="0" meta:page-count="8" meta:paragraph-count="404" meta:word-count="1203" meta:character-count="14379" meta:non-whitespace-character-count="9951"/>
    <meta:generator>LibreOffice/6.4.2.2$Linux_X86_64 LibreOffice_project/40$Build-2</meta:generator>
  </office:meta>
</office:document-meta>
</file>